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7.999cm" table:align="margins" fo:background-color="transparent" table:border-model="collapsing">
        <style:background-image/>
      </style:table-properties>
    </style:style>
    <style:style style:name="table1.A" style:family="table-column">
      <style:table-column-properties style:column-width="1.201cm" style:rel-column-width="2071*"/>
    </style:style>
    <style:style style:name="table1.B" style:family="table-column">
      <style:table-column-properties style:column-width="2.598cm" style:rel-column-width="4480*"/>
    </style:style>
    <style:style style:name="table1.C" style:family="table-column">
      <style:table-column-properties style:column-width="3.607cm" style:rel-column-width="6221*"/>
    </style:style>
    <style:style style:name="table1.D" style:family="table-column">
      <style:table-column-properties style:column-width="2.983cm" style:rel-column-width="5144*"/>
    </style:style>
    <style:style style:name="table1.E" style:family="table-column">
      <style:table-column-properties style:column-width="3.706cm" style:rel-column-width="6391*"/>
    </style:style>
    <style:style style:name="table1.F" style:family="table-column">
      <style:table-column-properties style:column-width="1.61cm" style:rel-column-width="2777*"/>
    </style:style>
    <style:style style:name="table1.G" style:family="table-column">
      <style:table-column-properties style:column-width="2.789cm" style:rel-column-width="4809*"/>
    </style:style>
    <style:style style:name="table1.H" style:family="table-column">
      <style:table-column-properties style:column-width="2.501cm" style:rel-column-width="4313*"/>
    </style:style>
    <style:style style:name="table1.I" style:family="table-column">
      <style:table-column-properties style:column-width="1.9cm" style:rel-column-width="3276*"/>
    </style:style>
    <style:style style:name="table1.J" style:family="table-column">
      <style:table-column-properties style:column-width="2.693cm" style:rel-column-width="4645*"/>
    </style:style>
    <style:style style:name="table1.K" style:family="table-column">
      <style:table-column-properties style:column-width="2.91cm" style:rel-column-width="5019*"/>
    </style:style>
    <style:style style:name="table1.L" style:family="table-column">
      <style:table-column-properties style:column-width="2.79cm" style:rel-column-width="4812*"/>
    </style:style>
    <style:style style:name="table1.M" style:family="table-column">
      <style:table-column-properties style:column-width="6.713cm" style:rel-column-width="1157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336633" fo:padding="0.049cm" fo:border-left="1.5pt solid #000000" fo:border-right="none" fo:border-top="1.5pt solid #000000" fo:border-bottom="1.5pt solid #000000">
        <style:background-image/>
      </style:table-cell-properties>
    </style:style>
    <style:style style:name="table1.M1" style:family="table-cell">
      <style:table-cell-properties style:vertical-align="middle" fo:background-color="#336633" fo:padding="0.049cm" fo:border="1.5pt solid #000000">
        <style:background-image/>
      </style:table-cell-properties>
    </style:style>
    <style:style style:name="table1.D2" style:family="table-cell">
      <style:table-cell-properties style:vertical-align="middle" fo:background-color="#007826" fo:padding="0.049cm" fo:border-left="1.5pt solid #000000" fo:border-right="none" fo:border-top="none" fo:border-bottom="1.5pt solid #000000">
        <style:background-image/>
      </style:table-cell-properties>
    </style:style>
    <style:style style:name="table1.A3" style:family="table-cell">
      <style:table-cell-properties style:vertical-align="middle" fo:background-color="#009933" fo:padding="0.049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style:vertical-align="middle" fo:background-color="#00cc00" fo:padding="0.049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style:vertical-align="middle" fo:background-color="#33ff99" fo:padding="0.049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style:vertical-align="middle" fo:background-color="#66ff66" fo:padding="0.049cm" fo:border-left="0.5pt solid #000000" fo:border-right="none" fo:border-top="none" fo:border-bottom="0.5pt solid #000000">
        <style:background-image/>
      </style:table-cell-properties>
    </style:style>
    <style:style style:name="table1.F3" style:family="table-cell">
      <style:table-cell-properties style:vertical-align="middle" fo:background-color="#99ff33" fo:padding="0.049cm" fo:border-left="0.5pt solid #000000" fo:border-right="none" fo:border-top="none" fo:border-bottom="0.5pt solid #000000">
        <style:background-image/>
      </style:table-cell-properties>
    </style:style>
    <style:style style:name="table1.G3" style:family="table-cell">
      <style:table-cell-properties style:vertical-align="middle" fo:background-color="#66ff00" fo:padding="0.049cm" fo:border-left="0.5pt solid #000000" fo:border-right="none" fo:border-top="none" fo:border-bottom="0.5pt solid #000000">
        <style:background-image/>
      </style:table-cell-properties>
    </style:style>
    <style:style style:name="table1.L3" style:family="table-cell">
      <style:table-cell-properties style:vertical-align="middle" fo:background-color="#ccff66" fo:padding="0.049cm" fo:border-left="0.5pt solid #000000" fo:border-right="none" fo:border-top="none" fo:border-bottom="0.5pt solid #000000">
        <style:background-image/>
      </style:table-cell-properties>
    </style:style>
    <style:style style:name="table1.M3" style:family="table-cell">
      <style:table-cell-properties style:vertical-align="middle" fo:background-color="#ccff66" fo:padding="0.049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1ca264" officeooo:paragraph-rsid="001ac299"/>
    </style:style>
    <style:style style:name="P2" style:family="paragraph" style:parent-style-name="Standard">
      <style:paragraph-properties fo:text-align="center" style:justify-single-word="false"/>
      <style:text-properties officeooo:rsid="00508199" officeooo:paragraph-rsid="007ab688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508199" officeooo:paragraph-rsid="007ab688" style:font-size-asian="14pt" style:font-size-complex="14pt"/>
    </style:style>
    <style:style style:name="P4" style:family="paragraph" style:parent-style-name="Standard">
      <style:text-properties officeooo:rsid="007c9123" officeooo:paragraph-rsid="003a5435"/>
    </style:style>
    <style:style style:name="P5" style:family="paragraph" style:parent-style-name="Standard">
      <style:paragraph-properties fo:margin-left="0.101cm" fo:margin-right="0.101cm" fo:text-align="justify" style:justify-single-word="false" fo:text-indent="0.199cm" style:auto-text-indent="false" style:writing-mode="page"/>
      <style:text-properties officeooo:paragraph-rsid="003a5435"/>
    </style:style>
    <style:style style:name="P6" style:family="paragraph" style:parent-style-name="Standard">
      <style:paragraph-properties fo:margin-left="0.101cm" fo:margin-right="0.101cm" fo:text-align="justify" style:justify-single-word="false" fo:keep-together="always" fo:text-indent="0.199cm" style:auto-text-indent="false" style:writing-mode="page"/>
      <style:text-properties officeooo:rsid="00457b6c" officeooo:paragraph-rsid="00457b6c"/>
    </style:style>
    <style:style style:name="P7" style:family="paragraph" style:parent-style-name="Standard">
      <style:paragraph-properties fo:margin-left="0.101cm" fo:margin-right="0.101cm" fo:text-align="justify" style:justify-single-word="false" fo:keep-together="always" fo:text-indent="0.199cm" style:auto-text-indent="false" style:writing-mode="page"/>
      <style:text-properties fo:font-size="12pt" fo:font-weight="normal" officeooo:rsid="00457b6c" officeooo:paragraph-rsid="00457b6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page"/>
      <style:text-properties officeooo:paragraph-rsid="003a5435"/>
    </style:style>
    <style:style style:name="T1" style:family="text">
      <style:text-properties officeooo:rsid="003f0c94"/>
    </style:style>
    <style:style style:name="T2" style:family="text">
      <style:text-properties officeooo:rsid="004040be"/>
    </style:style>
    <style:style style:name="T3" style:family="text">
      <style:text-properties officeooo:rsid="00474339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weight="bold" style:font-size-asian="14pt" style:font-size-complex="14pt"/>
    </style:style>
    <style:style style:name="T6" style:family="text">
      <style:text-properties fo:font-size="16pt" fo:font-weight="bold" officeooo:rsid="007ab688" style:font-size-asian="14pt" style:font-size-complex="14pt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{{ Мой заголовог }}" text:name="user_title"/>
        <text:user-field-decl office:value-type="string" office:string-value="{{ Мой лист }}" text:name="list1"/>
        <text:user-field-decl office:value-type="string" office:string-value="{{ Моя схема }}" text:name="chart1"/>
        <text:user-field-decl office:value-type="string" office:string-value="Таблица 1" text:name="table1"/>
        <text:user-field-decl office:value-type="string" office:string-value="{{ Заголовок таблицы }}" text:name="table_title"/>
        <text:user-field-decl office:value-type="string" office:string-value="{{ начало отчетного периода }}" text:name="start_report_date"/>
        <text:user-field-decl office:value-type="string" office:string-value="{{ конец отчетного периода }}" text:name="end_report_date"/>
      </text:user-field-decls>
      <text:p text:style-name="P3"/>
      <text:p text:style-name="P2"><text:span text:style-name="T5">СВЕДЕНИЯ о доходах, о расходах, об имуществе и обязательствах имущественного характера военнослужащего, сотрудников, ФГГС Федеральной службы войск национальной гвардии Российской Федерации (Росгвардии) и членов их семей за период </text:span><text:span text:style-name="T6">с</text:span><text:span text:style-name="T4"> </text:span><text:span text:style-name="T4"><text:user-field-get text:name="start_report_date">{{ начало отчетного периода }}</text:user-field-get></text:span><text:span text:style-name="T4"> </text:span><text:span text:style-name="T5">п</text:span><text:span text:style-name="T6">о</text:span><text:span text:style-name="T4"> </text:span><text:span text:style-name="T4"><text:user-field-get text:name="end_report_date">{{ конец отчетного периода }}</text:user-field-get></text:span><text:span text:style-name="T5">.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rows-spanned="2" office:value-type="string">
            <text:p text:style-name="P5">№ <text:span text:style-name="T1">П/П</text:span></text:p>
          </table:table-cell>
          <table:table-cell table:style-name="table1.A1" table:number-rows-spanned="2" office:value-type="string">
            <text:p text:style-name="P5">Фамилия, инициалы</text:p>
          </table:table-cell>
          <table:table-cell table:style-name="table1.A1" table:number-rows-spanned="2" office:value-type="string">
            <text:p text:style-name="P5">Должность</text:p>
          </table:table-cell>
          <table:table-cell table:style-name="table1.A1" table:number-columns-spanned="4" office:value-type="string">
            <text:p text:style-name="P5">Объекты недвижимости, находящиеся в собственности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5">Объекты недвижимости, находящиеся в пользовании</text:p>
          </table:table-cell>
          <table:covered-table-cell/>
          <table:covered-table-cell/>
          <table:table-cell table:style-name="table1.A1" table:number-rows-spanned="2" office:value-type="string">
            <text:p text:style-name="P5">Перечень транспортных средств, принадлежа<text:span text:style-name="T3">-</text:span>щих на праве собственно<text:span text:style-name="T3">-</text:span>сти (вид, марка)</text:p>
          </table:table-cell>
          <table:table-cell table:style-name="table1.A1" table:number-rows-spanned="2" office:value-type="string">
            <text:p text:style-name="P5">Декларированный годовой доход (руб.)</text:p>
          </table:table-cell>
          <table:table-cell table:style-name="table1.M1" table:number-rows-spanned="2" office:value-type="string">
            <text:p text:style-name="P5">Сведения об источниках получения средств, за счет которых совершена сделка (вид приобретенного имещества, источники)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D2" office:value-type="string">
            <text:p text:style-name="P8">Вид объект<text:span text:style-name="T2">а</text:span></text:p>
          </table:table-cell>
          <table:table-cell table:style-name="table1.D2" office:value-type="string">
            <text:p text:style-name="P8">Вид собственности</text:p>
          </table:table-cell>
          <table:table-cell table:style-name="table1.D2" office:value-type="string">
            <text:p text:style-name="P8">Площадь (кв.м.)</text:p>
          </table:table-cell>
          <table:table-cell table:style-name="table1.D2" office:value-type="string">
            <text:p text:style-name="P8">Страна расположения</text:p>
          </table:table-cell>
          <table:table-cell table:style-name="table1.D2" office:value-type="string">
            <text:p text:style-name="P8">Вид объекта</text:p>
          </table:table-cell>
          <table:table-cell table:style-name="table1.D2" office:value-type="string">
            <text:p text:style-name="P8">Площадь (кв.м.)</text:p>
          </table:table-cell>
          <table:table-cell table:style-name="table1.D2" office:value-type="string">
            <text:p text:style-name="P8">Страна расположения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6">1</text:p>
          </table:table-cell>
          <table:table-cell table:style-name="table1.B3" office:value-type="string">
            <text:p text:style-name="P6">2</text:p>
          </table:table-cell>
          <table:table-cell table:style-name="table1.B3" office:value-type="string">
            <text:p text:style-name="P6">3</text:p>
          </table:table-cell>
          <table:table-cell table:style-name="table1.D3" office:value-type="string">
            <text:p text:style-name="P6">4</text:p>
          </table:table-cell>
          <table:table-cell table:style-name="table1.E3" office:value-type="string">
            <text:p text:style-name="P6">5</text:p>
          </table:table-cell>
          <table:table-cell table:style-name="table1.F3" office:value-type="string">
            <text:p text:style-name="P6">6</text:p>
          </table:table-cell>
          <table:table-cell table:style-name="table1.G3" office:value-type="string">
            <text:p text:style-name="P6">7</text:p>
          </table:table-cell>
          <table:table-cell table:style-name="table1.D3" office:value-type="string">
            <text:p text:style-name="P6">8</text:p>
          </table:table-cell>
          <table:table-cell table:style-name="table1.E3" office:value-type="string">
            <text:p text:style-name="P6">9</text:p>
          </table:table-cell>
          <table:table-cell table:style-name="table1.F3" office:value-type="string">
            <text:p text:style-name="P6">10</text:p>
          </table:table-cell>
          <table:table-cell table:style-name="table1.F3" office:value-type="string">
            <text:p text:style-name="P7">11</text:p>
          </table:table-cell>
          <table:table-cell table:style-name="table1.L3" office:value-type="string">
            <text:p text:style-name="P6">12</text:p>
          </table:table-cell>
          <table:table-cell table:style-name="table1.M3" office:value-type="string">
            <text:p text:style-name="P6">13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21-08-30T10:24:08.359270414</dc:date>
    <meta:editing-duration>PT7H53M15S</meta:editing-duration>
    <meta:editing-cycles>99</meta:editing-cycles>
    <meta:document-statistic meta:table-count="1" meta:image-count="0" meta:object-count="0" meta:page-count="1" meta:paragraph-count="29" meta:word-count="109" meta:character-count="781" meta:non-whitespace-character-count="701"/>
  </office:meta>
</office:document-meta>
</file>